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2" fo:font-size="10.5pt" style:font-size-asian="10.5pt" style:font-size-complex="10.5pt"/>
    </style:style>
    <style:style style:name="P3" style:family="paragraph" style:parent-style-name="UrbanBody">
      <style:paragraph-properties fo:text-align="end" style:justify-single-word="false"/>
      <style:text-properties style:font-name="Arial2" fo:font-size="10.5pt" officeooo:rsid="001dc90b" officeooo:paragraph-rsid="00292575" style:font-size-asian="10.5pt" style:font-size-complex="10.5pt"/>
    </style:style>
    <style:style style:name="P4" style:family="paragraph" style:parent-style-name="UrbanBody">
      <style:paragraph-properties fo:text-align="justify" style:justify-single-word="false"/>
      <style:text-properties style:font-name="Arial2" fo:font-size="10.5pt" style:font-size-asian="10.5pt" style:font-size-complex="10.5pt"/>
    </style:style>
    <style:style style:name="P5" style:family="paragraph" style:parent-style-name="UrbanBody">
      <style:paragraph-properties fo:text-align="justify" style:justify-single-word="false"/>
      <style:text-properties style:font-name="Arial2" fo:font-size="10.5pt" officeooo:paragraph-rsid="00254598" style:font-size-asian="10.5pt" style:font-size-complex="10.5pt"/>
    </style:style>
    <style:style style:name="P6" style:family="paragraph" style:parent-style-name="UrbanBody">
      <style:paragraph-properties fo:text-align="justify" style:justify-single-word="false"/>
      <style:text-properties style:font-name="Arial2" fo:font-size="10.5pt" officeooo:rsid="001beed8" officeooo:paragraph-rsid="001beed8" style:font-size-asian="10.5pt" style:font-size-complex="10.5pt"/>
    </style:style>
    <style:style style:name="P7" style:family="paragraph" style:parent-style-name="UrbanBody">
      <style:text-properties style:font-name="Arial2" fo:font-size="10.5pt" style:font-size-asian="9.14999961853027pt" style:font-size-complex="10.5pt"/>
    </style:style>
    <style:style style:name="P8" style:family="paragraph" style:parent-style-name="UrbanBody">
      <style:paragraph-properties fo:text-align="justify" style:justify-single-word="false"/>
      <style:text-properties style:text-line-through-style="none" style:text-line-through-type="none" style:font-name="Arial2" fo:font-size="10.5pt" style:font-size-asian="10.5pt" style:font-size-complex="10.5pt"/>
    </style:style>
    <style:style style:name="P9" style:family="paragraph" style:parent-style-name="UrbanTitle">
      <style:paragraph-properties fo:text-align="start" style:justify-single-word="false"/>
      <style:text-properties style:font-name="Arial2" fo:font-size="10.5pt" style:text-underline-style="none" fo:font-weight="normal" style:font-size-asian="9.14999961853027pt" style:font-weight-asian="normal" style:font-size-complex="10.5pt" style:font-weight-complex="normal"/>
    </style:style>
    <style:style style:name="P10" style:family="paragraph" style:parent-style-name="UrbanTitle">
      <style:text-properties style:font-name="Arial2" fo:font-size="14pt" style:text-underline-style="none" officeooo:paragraph-rsid="00366255" style:font-size-asian="14pt" style:font-size-complex="14pt"/>
    </style:style>
    <style:style style:name="P11" style:family="paragraph" style:parent-style-name="UrbanBody">
      <style:text-properties style:font-name="Arial2" fo:font-size="10.5pt" fo:font-style="normal" fo:font-weight="normal" style:font-size-asian="10.5pt" style:font-style-asian="normal" style:font-weight-asian="normal" style:font-size-complex="10.5pt" style:font-style-complex="normal" style:font-weight-complex="normal"/>
    </style:style>
    <style:style style:name="P12" style:family="paragraph" style:parent-style-name="UrbanBody">
      <style:paragraph-properties fo:text-align="justify" style:justify-single-word="false"/>
      <style:text-properties officeooo:paragraph-rsid="00215c28"/>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style:text-line-through-style="none" style:text-line-through-type="none" officeooo:rsid="003811fe"/>
    </style:style>
    <style:style style:name="T8" style:family="text">
      <style:text-properties officeooo:rsid="001b2579"/>
    </style:style>
    <style:style style:name="T9" style:family="text">
      <style:text-properties officeooo:rsid="00215c28"/>
    </style:style>
    <style:style style:name="T10" style:family="text">
      <style:text-properties officeooo:rsid="0022de2e"/>
    </style:style>
    <style:style style:name="T11" style:family="text">
      <style:text-properties officeooo:rsid="00254598"/>
    </style:style>
    <style:style style:name="T12" style:family="text">
      <style:text-properties officeooo:rsid="00366255"/>
    </style:style>
    <style:style style:name="T13" style:family="text">
      <style:text-properties officeooo:rsid="003811fe"/>
    </style:style>
    <style:style style:name="T14" style:family="text">
      <style:text-properties officeooo:rsid="003df4c6"/>
    </style:style>
    <style:style style:name="T15" style:family="text">
      <style:text-properties style:font-name="Arial2" fo:font-size="10.5pt" officeooo:rsid="001beed8" style:font-size-asian="10.5pt" style:font-size-complex="10.5pt"/>
    </style:style>
    <style:style style:name="T16" style:family="text">
      <style:text-properties style:font-name="Arial2" fo:font-size="10.5pt" officeooo:rsid="0022de2e" style:font-size-asian="10.5pt" style:font-size-complex="10.5pt"/>
    </style:style>
    <style:style style:name="T17" style:family="text">
      <style:text-properties style:font-name="Arial2" fo:font-size="10.5pt" officeooo:rsid="003811fe" style:font-size-asian="10.5pt" style:font-size-complex="10.5pt"/>
    </style:style>
    <style:style style:name="T18" style:family="text">
      <style:text-properties style:font-name="Arial2" fo:font-size="10.5pt" officeooo:rsid="003df4c6" style:font-size-asian="10.5pt" style:font-size-complex="10.5pt"/>
    </style:style>
    <style:style style:name="T19" style:family="text">
      <style:text-properties style:font-name="Arial2" fo:font-size="10.5pt" style:text-underline-style="none" fo:font-weight="normal" officeooo:rsid="003df4c6" style:font-size-asian="10.5pt" style:font-size-complex="10.5pt"/>
    </style:style>
    <style:style style:name="T2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3"><text:span text:style-name="T20">do text</text:span></text:p><text:p text:style-name="P13"><text:span text:style-name="T20">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9"/>
      <text:p text:style-name="P10">Récépissé de <text:span text:style-name="T12">compléments à un </text:span>dépôt</text:p>
      <text:p text:style-name="P10">d'une demande de permis <text:span text:style-name="T9">unique</text:span></text:p>
      <text:p text:style-name="P9"/>
      <text:p text:style-name="P11"/>
      <text:p text:style-name="P4"/>
      <text:p text:style-name="P4">Je soussigné,</text:p>
      <text:p text:style-name="P4"/>
      <text:p text:style-name="P5">mandaté par <text:span text:style-name="T8">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3"><text:span text:style-name="T21">do text if self.hasSingleApplicant()</text:span></text:p><text:p text:style-name="P13"><text:span text:style-name="T21"/></text:p></office:annotation>propriétaire de la <text:span text:style-name="T11">ou des </text:span>parcelle<text:span text:style-name="T11">s</text:span> (terrain ou bâtiment), située<text:span text:style-name="T11">(s)</text:span>: <text:text-input text:description="Lieu des travaux">self.getWorkLocationSignaletic()</text:text-input><text:s/>et inscrite<text:span text:style-name="T11">(s)</text:span> au cadastre, <text:text-input text:description="Détails des parcelles">licence_view.get_parcels()</text:text-input><text:s/><text:span text:style-name="T4">a déposé </text:span><text:span text:style-name="T7">un ou des compléments à un </text:span><text:span text:style-name="T4">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3"><text:span text:style-name="T21">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7">a dposé un ou des compléments à </text:span><text:span text:style-name="T4">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8"/>
      <text:p text:style-name="P12"><text:span text:style-name="T15">Dans les </text:span><text:span text:style-name="T16">3</text:span><text:span text:style-name="T15"> jours </text:span><text:span text:style-name="T16">ouvrables</text:span><text:span text:style-name="T15"> de la présente, vo</text:span><text:span text:style-name="T17">s compléments au dossier seront transmis </text:span><text:span text:style-name="T19">au SPW ARNE</text:span><text:span text:style-name="T17"> ainsi qu'</text:span><text:span text:style-name="T18">au SPW TLPE</text:span><text:span text:style-name="T17"> qui vous communiqueront </text:span><text:span text:style-name="T15">la complétude du dossier ou, </text:span><text:span text:style-name="T17">le cas échéant, l'irrecevabilité du dossier</text:span><text:span text:style-name="T15">.</text:span></text:p>
      <text:p text:style-name="P6"/>
      <text:p text:style-name="P6">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0.5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0.5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9-07-27T10:37:25</meta:creation-date>
    <dc:date>2022-08-08T10:57:01.210079656</dc:date>
    <dc:language>fr-FR</dc:language>
    <meta:editing-cycles>116</meta:editing-cycles>
    <meta:editing-duration>PT12H34M57S</meta:editing-duration>
    <meta:document-statistic meta:table-count="0" meta:image-count="0" meta:object-count="0" meta:page-count="1" meta:paragraph-count="12" meta:word-count="207" meta:character-count="1411" meta:non-whitespace-character-count="1244"/>
    <meta:user-defined meta:name="Info 1"/>
    <meta:user-defined meta:name="Info 2"/>
    <meta:user-defined meta:name="Info 3"/>
    <meta:user-defined meta:name="Info 4"/>
  </office:meta>
</office:document-meta>
</file>